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ucidaSans1" svg:font-family="LucidaSan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HG Mincho Light J" svg:font-family="'HG Mincho Light J'"/>
    <style:font-face style:font-family-generic="system" style:font-pitch="variable" style:name="LucidaSans" svg:font-family="Lucida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This file is saved in OpenOffice.org without “Size optimization for ODF format”.<text:s/></text:p>
      <text:p text:style-name="Standard">This means that there are line breaks between the ODF XML tags and therefore text nodes.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ucidaSans1" svg:font-family="LucidaSan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HG Mincho Light J" svg:font-family="'HG Mincho Light J'"/>
    <style:font-face style:font-family-generic="system" style:font-pitch="variable" style:name="LucidaSans" svg:font-family="Lucida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ndale Sans UI" style:font-name-complex="LucidaSans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HG Mincho Light J" style:font-name-complex="LucidaSans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Sans1"/>
    </style:style>
    <style:style style:family="paragraph" style:name="Index" style:parent-style-name="Standard">
      <style:text-properties style:font-name-complex="LucidaSans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Sans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7S</meta:editing-duration>
  </office:meta>
</office:document-meta>
</file>